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1" fo:font-size="12pt" officeooo:paragraph-rsid="00236fa8" style:font-name-asian="Times New Roman2" style:font-size-asian="12pt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loext:opacity="100%" style:font-name="Times New Roman1" fo:font-size="13pt" style:font-name-asian="Times New Roman2" style:font-size-asian="13pt" style:font-name-complex="Times New Roman2" style:font-size-complex="13pt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1" fo:font-size="13pt" style:font-name-asian="Times New Roman2" style:font-size-asian="13pt" style:font-name-complex="Times New Roman2" style:font-size-complex="13pt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text-align="start" style:justify-single-word="false" fo:orphans="0" fo:widows="0" fo:text-indent="0in" style:auto-text-indent="false" fo:padding="0in" fo:border="none"/>
      <style:text-properties fo:color="#999999" loext:opacity="100%" style:font-name="Times New Roman1" fo:font-size="13pt" officeooo:rsid="004eacde" officeooo:paragraph-rsid="004eacde" style:font-name-asian="Times New Roman2" style:font-size-asian="13pt" style:font-name-complex="Times New Roman2" style:font-size-complex="13pt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2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2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3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1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35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P36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1" fo:font-size="12pt" fo:font-weight="bold" officeooo:paragraph-rsid="0033bd0e" style:font-name-asian="Times New Roman2" style:font-size-asian="12pt" style:font-weight-asian="bold" style:font-name-complex="Times New Roman2" style:font-size-complex="12pt"/>
    </style:style>
    <style:style style:name="P37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6b869f"/>
    </style:style>
    <style:style style:name="P38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39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0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1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paragraph-rsid="0054f88e" style:font-name-asian="LiberationSerif1" style:font-size-asian="12pt" style:font-weight-asian="bold" style:font-name-complex="LiberationSerif1" style:font-size-complex="12pt" style:font-weight-complex="bold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rsid="0068961b" officeooo:paragraph-rsid="00583702" style:font-name-asian="LiberationSerif1" style:font-size-asian="12pt" style:font-weight-asian="bold" style:font-name-complex="LiberationSerif1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rsid="00583702" officeooo:paragraph-rsid="00583702" style:font-name-asian="LiberationSerif1" style:font-size-asian="14pt" style:font-weight-asian="bold" style:font-name-complex="LiberationSerif1" style:font-size-complex="14pt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4pt" style:text-underline-style="solid" style:text-underline-width="auto" style:text-underline-color="font-color" fo:font-weight="bold" officeooo:paragraph-rsid="00465edd" style:font-name-asian="LiberationSerif1" style:font-size-asian="14pt" style:font-weight-asian="bold" style:font-name-complex="LiberationSerif1" style:font-size-complex="14pt" style:font-weight-complex="bold"/>
    </style:style>
    <style:style style:name="P5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Times New Roman1" fo:font-size="12pt" officeooo:rsid="005ef43c" officeooo:paragraph-rsid="005ef43c" style:font-name-asian="Times New Roman2" style:font-size-asian="12pt" style:font-name-complex="Times New Roman2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color="#000000" loext:opacity="100%" officeooo:paragraph-rsid="0068961b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fo:color="#000000" loext:opacity="100%" officeooo:rsid="0054f88e" officeooo:paragraph-rsid="00533b88"/>
    </style:style>
    <style:style style:name="P5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ed880" officeooo:paragraph-rsid="006ed880" style:font-name-asian="LiberationSerif1" style:font-size-asian="12pt" style:font-name-complex="LiberationSerif1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2pt" officeooo:paragraph-rsid="0060f9f9" style:font-name-asian="Times New Roman2" style:font-size-asian="12pt" style:font-name-complex="Times New Roman2" style:font-size-complex="12pt"/>
    </style:style>
    <style:style style:name="P58" style:family="paragraph" style:parent-style-name="Standard">
      <style:text-properties style:font-name="Liberation Serif" fo:font-size="12pt" style:font-size-asian="12pt" style:font-size-complex="12pt"/>
    </style:style>
    <style:style style:name="P59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1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60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style:font-name-asian="Times New Roman2" style:font-size-asian="12pt" style:font-name-complex="Times New Roman2" style:font-size-complex="12pt"/>
    </style:style>
    <style:style style:name="P61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1" fo:font-size="12pt" fo:font-weight="bold" officeooo:rsid="00294820" officeooo:paragraph-rsid="0033bd0e" style:font-name-asian="Times New Roman2" style:font-size-asian="12pt" style:font-weight-asian="bold" style:font-name-complex="Times New Roman2" style:font-size-complex="12pt"/>
    </style:style>
    <style:style style:name="P62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3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4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5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6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7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8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9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0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1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2" style:family="paragraph" style:parent-style-name="Standard" style:list-style-name="L1">
      <style:text-properties officeooo:paragraph-rsid="00a37436"/>
    </style:style>
    <style:style style:name="P73" style:family="paragraph" style:parent-style-name="Standard" style:list-style-name="L2">
      <style:text-properties officeooo:paragraph-rsid="00a64352"/>
    </style:style>
    <style:style style:name="P74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75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76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77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1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1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1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1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18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19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686bc8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8f6625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style:font-name-asian="LiberationSerif1" style:font-name-complex="LiberationSerif1"/>
    </style:style>
    <style:style style:name="T25" style:family="text">
      <style:text-properties style:font-name="LiberationSerif" officeooo:rsid="0060f9f9" style:font-name-asian="LiberationSerif1" style:font-name-complex="LiberationSerif1"/>
    </style:style>
    <style:style style:name="T26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7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8" style:family="text">
      <style:text-properties fo:color="#000000" loext:opacity="100%" style:font-name="Liberation Serif" fo:font-size="12pt" style:text-underline-style="none" fo:font-weight="normal" officeooo:rsid="009ce63d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officeooo:rsid="005f30c0"/>
    </style:style>
    <style:style style:name="T30" style:family="text">
      <style:text-properties officeooo:rsid="0060f9f9"/>
    </style:style>
    <style:style style:name="T31" style:family="text">
      <style:text-properties officeooo:rsid="0061c3b3"/>
    </style:style>
    <style:style style:name="T32" style:family="text">
      <style:text-properties officeooo:rsid="00637398"/>
    </style:style>
    <style:style style:name="T33" style:family="text">
      <style:text-properties fo:font-size="12pt" style:font-name-asian="Times New Roman2" style:font-size-asian="12pt" style:font-name-complex="Times New Roman2" style:font-size-complex="12pt"/>
    </style:style>
    <style:style style:name="T34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5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6" style:family="text">
      <style:text-properties style:font-name-asian="LiberationSerif1" style:font-name-complex="LiberationSerif1"/>
    </style:style>
    <style:style style:name="T37" style:family="text">
      <style:text-properties officeooo:rsid="006d864b" style:font-name-asian="LiberationSerif1" style:font-name-complex="LiberationSerif1"/>
    </style:style>
    <style:style style:name="T38" style:family="text">
      <style:text-properties officeooo:rsid="0087cfc2" style:font-name-asian="LiberationSerif1" style:font-name-complex="LiberationSerif1"/>
    </style:style>
    <style:style style:name="T39" style:family="text">
      <style:text-properties officeooo:rsid="006d864b"/>
    </style:style>
    <style:style style:name="T40" style:family="text">
      <style:text-properties officeooo:rsid="006ed880"/>
    </style:style>
    <style:style style:name="T41" style:family="text">
      <style:text-properties officeooo:rsid="00763a8d"/>
    </style:style>
    <style:style style:name="T42" style:family="text">
      <style:text-properties officeooo:rsid="00776aff"/>
    </style:style>
    <style:style style:name="T43" style:family="text">
      <style:text-properties officeooo:rsid="007a0366"/>
    </style:style>
    <style:style style:name="T44" style:family="text">
      <style:text-properties officeooo:rsid="003712c8"/>
    </style:style>
    <style:style style:name="T45" style:family="text">
      <style:text-properties officeooo:rsid="003dffd0"/>
    </style:style>
    <style:style style:name="T46" style:family="text">
      <style:text-properties officeooo:rsid="0083e77a"/>
    </style:style>
    <style:style style:name="T47" style:family="text">
      <style:text-properties officeooo:rsid="0090390e"/>
    </style:style>
    <style:style style:name="T48" style:family="text">
      <style:text-properties fo:font-size="10pt" style:font-name-asian="Times New Roman2" style:font-size-asian="10pt" style:font-name-complex="Times New Roman2" style:font-size-complex="10pt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style:font-name="Liberation Serif" fo:font-size="12pt" officeooo:rsid="009a2fce" style:font-size-asian="12pt" style:font-size-complex="12pt"/>
    </style:style>
    <style:style style:name="T51" style:family="text">
      <style:text-properties style:font-name="Liberation Serif" fo:font-size="12pt" style:text-underline-style="none" officeooo:rsid="00715f2e" style:font-size-asian="12pt" style:font-size-complex="12pt"/>
    </style:style>
    <style:style style:name="T52" style:family="text">
      <style:text-properties style:font-name="Liberation Serif" fo:font-size="12pt" style:text-underline-style="none" officeooo:rsid="0071aa0a" style:font-size-asian="12pt" style:font-size-complex="12pt"/>
    </style:style>
    <style:style style:name="T53" style:family="text">
      <style:text-properties style:font-name="Liberation Serif" fo:font-size="12pt" style:text-underline-style="none" officeooo:rsid="007ccf46" style:font-size-asian="12pt" style:font-size-complex="12pt"/>
    </style:style>
    <style:style style:name="T54" style:family="text">
      <style:text-properties style:font-name="Liberation Serif" fo:font-size="12pt" style:text-underline-style="none" officeooo:rsid="006fa99b" style:font-size-asian="12pt" style:font-size-complex="12pt"/>
    </style:style>
    <style:style style:name="T55" style:family="text">
      <style:text-properties style:font-name="Liberation Serif" fo:font-size="12pt" style:text-underline-style="none" officeooo:rsid="006fb68a" style:font-size-asian="12pt" style:font-size-complex="12pt"/>
    </style:style>
    <style:style style:name="T56" style:family="text">
      <style:text-properties style:font-name="Liberation Serif" fo:font-size="12pt" style:text-underline-style="none" officeooo:rsid="00b121da" style:font-size-asian="12pt" style:font-size-complex="12pt"/>
    </style:style>
    <style:style style:name="T57" style:family="text">
      <style:text-properties style:font-name="Liberation Serif" fo:font-size="12pt" style:text-underline-style="none" officeooo:rsid="00b732b6" style:font-size-asian="12pt" style:font-size-complex="12pt"/>
    </style:style>
    <style:style style:name="T58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59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60" style:family="text">
      <style:text-properties officeooo:rsid="00a86cf4"/>
    </style:style>
    <style:style style:name="T61" style:family="text">
      <style:text-properties officeooo:rsid="00a94336"/>
    </style:style>
    <style:style style:name="T62" style:family="text">
      <style:text-properties officeooo:rsid="00aaa034"/>
    </style:style>
    <style:style style:name="T63" style:family="text">
      <style:text-properties officeooo:rsid="00b813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Benjamin Toll</text:p>
      <text:p text:style-name="P16"><text:a xlink:type="simple" xlink:href="mailto:benjam72@yahoo.com" text:style-name="ListLabel_20_73" text:visited-style-name="ListLabel_20_73"><text:span text:style-name="T1">benjam72@yahoo.com</text:span></text:a></text:p>
      <text:p text:style-name="P16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27"><text:a xlink:type="simple" xlink:href="https://github.com/btoll" text:style-name="Internet_20_link" text:visited-style-name="Visited_20_Internet_20_Link"><text:span text:style-name="T7">https://github.com/btoll</text:span></text:a></text:p>
      <text:p text:style-name="P17"/>
      <text:p text:style-name="P49">SUMMARY</text:p>
      <text:p text:style-name="P42"/>
      <text:p text:style-name="P44">I am a lifelong learner who is not afraid to dig in and understand the foundational technology underpinning a tool, an operating system or a packet-switched network.</text:p>
      <text:p text:style-name="Standard"/>
      <text:p text:style-name="P58">I follow my interests, which have been wide-ranging: I started in hardware and computer repair, spent more than a decade in software development and have worked in the nebulous world of "DevOps" for the past several years. <text:s/>I've always used Linux and am passionate about continuing to deepen my understanding of it.</text:p>
      <text:p text:style-name="P58"/>
      <text:p text:style-name="P58">I am comfortable programming in languages like Go, 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58">I have experience designing and building CI/CD pipelines using a variety of tools.</text:p>
      <text:p text:style-name="P58"/>
      <text:p text:style-name="P58">My current interests are containerization and virtualization and their security implications, <text:span text:style-name="T47">as well as cybersecurity. <text:s/>To that end, I regularly do CTF and bug bounty challenges.</text:span></text:p>
      <text:p text:style-name="P58"/>
      <text:p text:style-name="Standard"><text:span text:style-name="T49">In my free time I play guitar and ride my </text:span><text:span text:style-name="T50">farm</text:span><text:span text:style-name="T49"> around my </text:span><text:span text:style-name="T50">tractor</text:span><text:span text:style-name="T49">.</text:span></text:p>
      <text:p text:style-name="P52"/>
      <text:p text:style-name="P45"/>
      <text:p text:style-name="P48">LANGUAGES</text:p>
      <text:p text:style-name="P46"/>
      <text:p text:style-name="P51"><text:span text:style-name="T23">Go, </text:span><text:span text:style-name="T17">Python, </text:span><text:span text:style-name="T23">C, </text:span><text:span text:style-name="T18">Bash </text:span><text:span text:style-name="T19">shell scripting</text:span><text:span text:style-name="T20">, </text:span><text:span text:style-name="T22">Ruby, JavaScript,</text:span><text:span text:style-name="T17"> </text:span><text:span text:style-name="T21">PHP, </text:span><text:span text:style-name="T17">Elm, Groovy</text:span></text:p>
      <text:p text:style-name="P18"/>
      <text:p text:style-name="P19"/>
      <text:p text:style-name="P4">E<text:span text:style-name="T61">XPERIENCE</text:span></text:p>
      <text:p text:style-name="P37"><text:span text:style-name="T10">Taos/IBM, </text:span><text:span text:style-name="T12">Senior </text:span><text:span text:style-name="T11">DevOps </text:span><text:span text:style-name="T10">Engineer<text:tab/><text:tab/></text:span><text:span text:style-name="T9"><text:tab/>Princeton, MA</text:span></text:p>
      <text:p text:style-name="P38"><text:span text:style-name="T33">J</text:span><text:span text:style-name="T34">une</text:span><text:span text:style-name="T33"> 20</text:span><text:span text:style-name="T34">21</text:span><text:span text:style-name="T33"> – </text:span><text:span text:style-name="T35">October 2022</text:span></text:p>
      <text:p text:style-name="P53"><text:span text:style-name="T36">Work</text:span><text:span text:style-name="T38">ing</text:span><text:span text:style-name="T36"> with several clients </text:span><text:span text:style-name="T37">including GitHub, PagerDuty, etc.</text:span></text:p>
      <text:p text:style-name="P54"/>
      <text:p text:style-name="P55">Focused on:</text:p>
      <text:p text:style-name="P55"/>
      <text:p text:style-name="P55"><text:soft-page-break/>- <text:span text:style-name="T39">D</text:span><text:span text:style-name="T40">evelop</text:span>ing and maintaining<text:span text:style-name="T40"> tooling.</text:span></text:p>
      <text:p text:style-name="P55">- Container security.</text:p>
      <text:p text:style-name="P56"/>
      <text:p text:style-name="P56">Use Go, Python and Ruby everyday.</text:p>
      <text:p text:style-name="P47"/>
      <text:p text:style-name="P47"/>
      <text:p text:style-name="P35">Consultant, <text:span text:style-name="T29">Software Engineer and DevOps</text:span><text:tab/>Princeton, MA</text:p>
      <text:p text:style-name="P39">January 201<text:span text:style-name="T13">6</text:span> – Present</text:p>
      <text:p text:style-name="P50"><text:span text:style-name="T24">Work with several clients to develop full-stack applications written in JavaScript/React, Elm and Go with infrastructure in AWS and GCP. <text:s/>In addition, </text:span><text:span text:style-name="T25">maintained Linux systems on-premise.</text:span></text:p>
      <text:p text:style-name="P43"/>
      <text:p text:style-name="P57"><text:span text:style-name="T26">Deliver push button solutions that </text:span><text:span text:style-name="T27">save clients countless hours every week.</text:span></text:p>
      <text:list xml:id="list655076180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0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15">Algorand, </text:span><text:span text:style-name="T41">Senior </text:span><text:span text:style-name="T15">DevOps Engineer</text:span><text:tab/><text:span text:style-name="T14">Boston</text:span>, MA</text:p>
      <text:p text:style-name="P40"><text:span text:style-name="T30">November 2019</text:span> – <text:span text:style-name="T14">February 2021</text:span></text:p>
      <text:p text:style-name="P41">Responsible for package builds as well as maintaining in-house tools and<text:span text:style-name="T16"> Kubernetes build cluster</text:span></text:p>
      <text:p text:style-name="P41"><text:span text:style-name="T44">- Built a fully-automated package build pipeline running in Jenkins in a Kubernetes cluster. Includes creation of deb and rpm packages, testing, signing and deploying to hosted mirrors. </text:span><text:span text:style-name="T32">This saved engineers and product managers countless hours every time there was a deployment and allowed them to concentrate on other tasks.</text:span></text:p>
      <text:p text:style-name="P41"><text:span text:style-name="T44">- Maintain</text:span><text:span text:style-name="T42">ed</text:span><text:span text:style-name="T44"> and improve</text:span><text:span text:style-name="T42">d</text:span><text:span text:style-name="T44"> in-house task runner written in Python. <text:s/>Added plugin support and other enhancements which further helped to automate and streamline build pipeline.</text:span></text:p>
      <text:p text:style-name="P41"><text:span text:style-name="T45">- Wr</text:span><text:span text:style-name="T42">o</text:span><text:span text:style-name="T45">te tests and documentation</text:span></text:p>
      <text:list xml:id="list15516817157968" text:continue-numbering="true" text:style-name="WWNum4">
        <text:list-header>
          <text:p text:style-name="P61"/>
        </text:list-header>
      </text:list>
      <text:p text:style-name="P29">Sencha Inc, <text:span text:style-name="T31">Frameworks Engineer</text:span><text:tab/><text:tab/>Redwood City, CA</text:p>
      <text:p text:style-name="P33">May 2013 - December 2015</text:p>
      <text:p text:style-name="P6">Worked on the Ext framework as part of a remote team. <text:s/>My primary role was that of enhanced engineering.</text:p>
      <text:list xml:id="list3024898851" text:style-name="WWNum3">
        <text:list-header>
          <text:p text:style-name="P63"><text:span text:style-name="T33">- F</text:span><text:span text:style-name="T6">ixed bugs that </text:span><text:span text:style-name="T33">had been escalated</text:span><text:span text:style-name="T6"> by the Support team and/or by customer request.</text:span></text:p>
          <text:p text:style-name="P67">- Patches (and tests) would then be merged into core.</text:p>
          <text:p text:style-name="P63"><text:span text:style-name="T33">- As</text:span><text:span text:style-name="T6"> the last stop in the escalation chain, </text:span><text:span text:style-name="T33">w</text:span><text:span text:style-name="T6">orked on bugs that </text:span><text:span text:style-name="T33">were</text:span><text:span text:style-name="T6"> very difficult and esoteric.</text:span></text:p>
          <text:p text:style-name="P67">- Selected by manager to maintain viability of older product releases.</text:p>
          <text:p text:style-name="P67">- One of the top framework contributors in the history of the company.</text:p>
        </text:list-header>
      </text:list>
      <text:p text:style-name="P7"><text:span text:style-name="T6">In addition, </text:span><text:span text:style-name="T33">w</text:span><text:span text:style-name="T6">orked on new framework features and other projects within the company.</text:span></text:p>
      <text:list xml:id="list3234653283" text:style-name="WWNum6">
        <text:list-header>
          <text:p text:style-name="P64"><text:span text:style-name="T33">- P</text:span><text:span text:style-name="T6">rimary developer on the improved gridfilters API that shipped starting with Sencha 5.</text:span></text:p>
          <text:p text:style-name="P64"><text:span text:style-name="T33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6">Volunteered personal time to assist and mentor.</text:p>
      <text:p text:style-name="P3"/>
      <text:p text:style-name="P1"><text:span text:style-name="T2">Sencha Inc, </text:span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5"><text:soft-page-break/>June 2011 - April 2013</text:p>
      <text:p text:style-name="P7"><text:span text:style-name="T33">H</text:span><text:span text:style-name="T6">ired when the department was first created and was the second support engineer added to the team. <text:s/>This was a</text:span><text:span text:style-name="T33">n engineering job and within the purview of the engineering department. <text:s/>All solutions were provided in code and patches to the framework were encouraged.</text:span></text:p>
      <text:list xml:id="list1911404937" text:style-name="WWNum1">
        <text:list-header>
          <text:p text:style-name="P65"><text:span text:style-name="T33">- P</text:span><text:span text:style-name="T6">rocess support tickets generated by customers. This meant everything from answering general questions about the framework and web development to (more usually) providing patches to fix a specific problem.</text:span></text:p>
          <text:p text:style-name="P65"><text:span text:style-name="T33">- A</text:span><text:span text:style-name="T6">s a senior member of the team</text:span><text:span text:style-name="T33"> was</text:span><text:span text:style-name="T6"> one of three team members that would be assigned the difficult escalated tickets to resolve.</text:span></text:p>
          <text:p text:style-name="P68">- Promoted to the Ext frameworks team.</text:p>
        </text:list-header>
      </text:list>
      <text:p text:style-name="P31"><text:span text:style-name="T33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8"> <text:s/></text:span><text:span text:style-name="T33">These included git extensions and bash tools.</text:span></text:p>
      <text:p text:style-name="P32">Volunteered personal time to assist and mentor.</text:p>
      <text:p text:style-name="P28"/>
      <text:p text:style-name="P1"><text:span text:style-name="T2">Yahoo!, </text:span><text:span text:style-name="T4">Technical Yahoo</text:span><text:span text:style-name="T9"><text:tab/><text:tab/>Sunnyvale, CA</text:span></text:p>
      <text:p text:style-name="P8">November 2009 - May 2011</text:p>
      <text:p text:style-name="P7"><text:span text:style-name="T33">W</text:span><text:span text:style-name="T6">orked on the Connected TV team. <text:s/>JavaScript running on TVs.</text:span></text:p>
      <text:list xml:id="list3060419924" text:style-name="WWNum5">
        <text:list-header>
          <text:p text:style-name="P66"><text:span text:style-name="T33">- D</text:span><text:span text:style-name="T6">eveloped new applications to run on networked TVs.</text:span></text:p>
          <text:p text:style-name="P66"><text:span text:style-name="T33">- Contributed to </text:span><text:span text:style-name="T6">the KONtx framework.</text:span></text:p>
          <text:p text:style-name="P66"><text:span text:style-name="T33">- P</text:span><text:span text:style-name="T6">rincipal maintainer of several high profile applications (eBay, NFL, Y! TV).</text:span></text:p>
          <text:p text:style-name="P69">- Very active in <text:span text:style-name="T46">user </text:span>forums <text:span text:style-name="T46">answering questions and providing solutions in code</text:span>.</text:p>
        </text:list-header>
      </text:list>
      <text:p text:style-name="P7"><text:span text:style-name="T6">Because there were no GUI devtools like that in the browser to help debug a program, became very good at thinking through problems and all iterations of them to try and anticipate bugs, which has helped </text:span><text:span text:style-name="T33">tremendously</text:span><text:span text:style-name="T6"> in every role since.</text:span></text:p>
      <text:p text:style-name="P2"/>
      <text:p text:style-name="P29">GoDaddy, <text:span text:style-name="T31">Web Developer</text:span><text:tab/><text:tab/>Phoenix, AZ</text:p>
      <text:p text:style-name="P33">January 2009 - November 2009</text:p>
      <text:p text:style-name="P32">Worked on the ecommerce team as the sole frontend developer.</text:p>
      <text:p text:style-name="P28"/>
      <text:p text:style-name="P30">E<text:span text:style-name="T61">DUCATION</text:span></text:p>
      <text:p text:style-name="P34"><text:span text:style-name="T5">University of New Mexico</text:span><text:span text:style-name="T33">, </text:span><text:span text:style-name="T5">BA, History, 1996 - 1999</text:span></text:p>
      <text:list xml:id="list3949962049" text:style-name="WWNum8">
        <text:list-header>
          <text:p text:style-name="P70">- 3.9<text:span text:style-name="T43">2</text:span> / 4.00</text:p>
          <text:p text:style-name="P62">- summa cum laude</text:p>
          <text:p text:style-name="P71">- Phi Beta Kappa</text:p>
          <text:p text:style-name="P70">- Phi Alpha Theta</text:p>
        </text:list-header>
      </text:list>
      <text:p text:style-name="P20"/>
      <text:p text:style-name="P20"/>
      <text:p text:style-name="P20"/>
      <text:p text:style-name="P20"/>
      <text:p text:style-name="P9"><text:soft-page-break/>C<text:span text:style-name="T61">ERTIFICATIONS</text:span></text:p>
      <text:p text:style-name="P10"><text:s/></text:p>
      <text:p text:style-name="P11">Linux Professional Institute</text:p>
      <text:p text:style-name="P12"><text:span text:style-name="T28">- </text:span><text:a xlink:type="simple" xlink:href="https://cs.lpi.org/caf/Xamman/certification/verify/LPI000541063/wegxxhyt2q" text:style-name="Internet_20_link" text:visited-style-name="Visited_20_Internet_20_Link">LE-1: Lin</text:a><text:a xlink:type="simple" xlink:href="https://cs.lpi.org/caf/Xamman/certification/verify/LPI000541063/wegxxhyt2q" text:style-name="Internet_20_link" text:visited-style-name="Visited_20_Internet_20_Link">ux Essentials</text:a></text:p>
      <text:p text:style-name="P12"/>
      <text:p text:style-name="P12"/>
      <text:p text:style-name="P26">ARTICLES</text:p>
      <text:p text:style-name="P22"/>
      <text:p text:style-name="P23">Containers and Container Technologies</text:p>
      <text:p text:style-name="P21"/>
      <text:list xml:id="list324959681" text:style-name="L1">
        <text:list-item>
          <text:p text:style-name="P72"><text:a xlink:type="simple" xlink:href="https://benjamintoll.com/2022/08/08/on-unsharing-namespaces-part-one/" text:style-name="Internet_20_link" text:visited-style-name="Visited_20_Internet_20_Link"><text:span text:style-name="T58">On Unsharing Namespaces, Part One</text:span></text:a></text:p>
        </text:list-item>
        <text:list-item>
          <text:p text:style-name="P72"><text:a xlink:type="simple" xlink:href="https://benjamintoll.com/2022/12/14/on-unsharing-namespaces-part-two/" text:style-name="Internet_20_link" text:visited-style-name="Visited_20_Internet_20_Link"><text:span text:style-name="T54">On Unsharing Namespaces, Part Two</text:span></text:a></text:p>
        </text:list-item>
        <text:list-item>
          <text:p text:style-name="P72"><text:a xlink:type="simple" xlink:href="https://benjamintoll.com/2022/01/18/on-runc/" text:style-name="Internet_20_link" text:visited-style-name="Visited_20_Internet_20_Link"><text:span text:style-name="T54">On runc</text:span></text:a></text:p>
        </text:list-item>
        <text:list-item>
          <text:p text:style-name="P72"><text:a xlink:type="simple" xlink:href="https://benjamintoll.com/2021/04/26/on-managing-docker-build-time-secrets/" text:style-name="Internet_20_link" text:visited-style-name="Visited_20_Internet_20_Link"><text:span text:style-name="T54">On Managing Docker Build-Time Secrets</text:span></text:a></text:p>
        </text:list-item>
        <text:list-item>
          <text:p text:style-name="P72"><text:a xlink:type="simple" xlink:href="https://benjamintoll.com/2023/06/10/on-dockerfile-best-practices/" text:style-name="Internet_20_link" text:visited-style-name="Visited_20_Internet_20_Link"><text:span text:style-name="T54">On Dockerfile Best Practices</text:span></text:a></text:p>
        </text:list-item>
        <text:list-item>
          <text:p text:style-name="P72"><text:a xlink:type="simple" xlink:href="https://benjamintoll.com/2021/03/23/on-onionizing-with-docker-compose/" text:style-name="Internet_20_link" text:visited-style-name="Visited_20_Internet_20_Link"><text:span text:style-name="T54">On Onionizing with Docker Compose</text:span></text:a></text:p>
        </text:list-item>
        <text:list-item>
          <text:p text:style-name="P72"><text:a xlink:type="simple" xlink:href="https://benjamintoll.com/2018/08/20/on-systemd-nspawn/" text:style-name="Internet_20_link" text:visited-style-name="Visited_20_Internet_20_Link"><text:span text:style-name="T55">On systemd-nspawn</text:span></text:a></text:p>
        </text:list-item>
        <text:list-item>
          <text:p text:style-name="P74"><text:a xlink:type="simple" xlink:href="https://benjamintoll.com/2022/02/04/on-running-systemd-nspawn-containers/" text:style-name="Internet_20_link" text:visited-style-name="Visited_20_Internet_20_Link"><text:span text:style-name="T55">On Running systemd-nspawn Containers</text:span></text:a></text:p>
        </text:list-item>
        <text:list-item>
          <text:p text:style-name="P75"><text:a xlink:type="simple" xlink:href="https://benjamintoll.com/2021/08/20/on-running-a-tor-onion-service-in-a-chroot/" text:style-name="Internet_20_link" text:visited-style-name="Visited_20_Internet_20_Link"><text:span text:style-name="T59">On Running a Tor Onion Service in a Chroot</text:span></text:a></text:p>
        </text:list-item>
        <text:list-item>
          <text:p text:style-name="P75"><text:a xlink:type="simple" xlink:href="https://benjamintoll.com/2019/05/18/on-escaping-a-chroot/" text:style-name="Internet_20_link" text:visited-style-name="Visited_20_Internet_20_Link"><text:span text:style-name="T59">On Escaping a Chroot</text:span></text:a></text:p>
        </text:list-item>
      </text:list>
      <text:p text:style-name="P13"/>
      <text:p text:style-name="P24">Container-<text:span text:style-name="T62">R</text:span><text:span text:style-name="T60">elated</text:span> and <text:span text:style-name="T60">Virtualization</text:span></text:p>
      <text:p text:style-name="P14"/>
      <text:list xml:id="list2201954432" text:style-name="L2">
        <text:list-item>
          <text:p text:style-name="P73"><text:a xlink:type="simple" xlink:href="https://benjamintoll.com/2022/07/28/on-ebpf/" text:style-name="Internet_20_link" text:visited-style-name="Visited_20_Internet_20_Link"><text:span text:style-name="T51">On eBPF</text:span></text:a></text:p>
        </text:list-item>
        <text:list-item>
          <text:p text:style-name="P73"><text:a xlink:type="simple" xlink:href="https://benjamintoll.com/2023/05/17/on-getting-started-with-kubernetes/" text:style-name="Internet_20_link" text:visited-style-name="Visited_20_Internet_20_Link"><text:span text:style-name="T52">On Getting Started with Kubernetes</text:span></text:a></text:p>
        </text:list-item>
        <text:list-item>
          <text:p text:style-name="P73"><text:a xlink:type="simple" xlink:href="https://benjamintoll.com/2021/04/07/on-kubernetes-services/" text:style-name="Internet_20_link" text:visited-style-name="Visited_20_Internet_20_Link"><text:span text:style-name="T52">On Kubernetes Services</text:span></text:a></text:p>
        </text:list-item>
        <text:list-item>
          <text:p text:style-name="P73"><text:a xlink:type="simple" xlink:href="https://benjamintoll.com/2022/08/12/on-virtual-machines/" text:style-name="Internet_20_link" text:visited-style-name="Visited_20_Internet_20_Link"><text:span text:style-name="T51">On Virtual Machines</text:span></text:a></text:p>
        </text:list-item>
        <text:list-item>
          <text:p text:style-name="P76"><text:a xlink:type="simple" xlink:href="https://benjamintoll.com/2022/12/29/on-vboxmanage/" text:style-name="Internet_20_link" text:visited-style-name="Visited_20_Internet_20_Link"><text:span text:style-name="T53">On VboxManage</text:span></text:a></text:p>
        </text:list-item>
      </text:list>
      <text:p text:style-name="P15"/>
      <text:p text:style-name="P25">Packaging <text:span text:style-name="T63">and Signing</text:span></text:p>
      <text:p text:style-name="P25"/>
      <text:list xml:id="list2438999439" text:style-name="L3">
        <text:list-item>
          <text:p text:style-name="P77"><text:a xlink:type="simple" xlink:href="https://benjamintoll.com/2023/06/01/on-inspecting-deb-packages/" text:style-name="Internet_20_link" text:visited-style-name="Visited_20_Internet_20_Link"><text:span text:style-name="T57">On Inspecting deb Packages</text:span></text:a></text:p>
        </text:list-item>
        <text:list-item>
          <text:p text:style-name="P77"><text:a xlink:type="simple" xlink:href="https://benjamintoll.com/2023/05/28/on-inspecting-rpm-packages/" text:style-name="Internet_20_link" text:visited-style-name="Visited_20_Internet_20_Link"><text:span text:style-name="T56">On Inspecting RPM Packages</text:span></text:a></text:p>
        </text:list-item>
        <text:list-item>
          <text:p text:style-name="P77"><text:a xlink:type="simple" xlink:href="https://benjamintoll.com/2023/06/07/on-gpg-agent-forwarding/" text:style-name="Internet_20_link" text:visited-style-name="Visited_20_Internet_20_Link"><text:span text:style-name="T56">On gpg-agent Forwarding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1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1T01:55:16.505636243</dc:date>
    <meta:editing-duration>PT13H46M1S</meta:editing-duration>
    <meta:editing-cycles>142</meta:editing-cycles>
    <meta:generator>LibreOffice/7.0.4.2$Linux_X86_64 LibreOffice_project/00$Build-2</meta:generator>
    <meta:document-statistic meta:table-count="0" meta:image-count="0" meta:object-count="0" meta:page-count="4" meta:paragraph-count="96" meta:word-count="996" meta:character-count="6053" meta:non-whitespace-character-count="5166"/>
  </office:meta>
</office:document-meta>
</file>